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TcpMessageCodec.StompTcpMessage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TcpMessageCodec.encode(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TcpMessageCodec.StompTcpMessageCodec( StompDecoder de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TcpMessageCodec.StompTcpMessageCodec( StompDecoder decoder , Stomp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TcpMessageCodec.decode( ByteBuffer nio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